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200000343434C4CF59E9263F4.png" manifest:media-type="image/png"/>
  <manifest:file-entry manifest:full-path="Pictures/1000020100000339000001FB8895AF7D89288158.png" manifest:media-type="image/png"/>
  <manifest:file-entry manifest:full-path="Pictures/100002010000037F000002E8620524AF9CD7E91F.png" manifest:media-type="image/png"/>
  <manifest:file-entry manifest:full-path="Pictures/10000201000004800000031963B60CBC4C03E6B4.png" manifest:media-type="image/png"/>
  <manifest:file-entry manifest:full-path="Pictures/100002010000048C000002FA929D0EAFF74C610D.png" manifest:media-type="image/png"/>
  <manifest:file-entry manifest:full-path="Pictures/10000201000003BE000002F8E6BCD5B1AC59CF9E.png" manifest:media-type="image/png"/>
  <manifest:file-entry manifest:full-path="Pictures/1000020100000216000001DFE2EE29CE59E0C8F9.png" manifest:media-type="image/png"/>
  <manifest:file-entry manifest:full-path="Pictures/1000020100000359000002F81736E9E2081410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71cm" svg:y="6.261cm" presentation:class="title" presentation:user-transformed="true">
          <draw:text-box>
            <text:p>MVC WIREFRAME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71cm" svg:y="6.261cm" presentation:class="title" presentation:user-transformed="true">
          <draw:text-box>
            <text:p>START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draw:layer="layout" svg:width="17.258cm" svg:height="15.241cm" svg:x="6.35cm" svg:y="0.253cm">
          <draw:image xlink:href="Pictures/10000201000003A200000343434C4CF59E9263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71cm" svg:y="6.261cm" presentation:class="title" presentation:user-transformed="true">
          <draw:text-box>
            <text:p>MAIN MENU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2" draw:text-style-name="P2" draw:layer="layout" svg:width="21.863cm" svg:height="15.05cm" svg:x="3.537cm" svg:y="0.508cm">
          <draw:image xlink:href="Pictures/10000201000004800000031963B60CBC4C03E6B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71cm" svg:y="6.261cm" presentation:class="title" presentation:user-transformed="true">
          <draw:text-box>
            <text:p>HAIR SALON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2" draw:text-style-name="P2" draw:layer="layout" svg:width="23.368cm" svg:height="15.298cm" svg:x="2.032cm" svg:y="0.254cm">
          <draw:image xlink:href="Pictures/100002010000048C000002FA929D0EAFF74C610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71cm" svg:y="6.261cm" presentation:class="title" presentation:user-transformed="true">
          <draw:text-box>
            <text:p>APPOINTMENT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2" draw:text-style-name="P2" draw:layer="layout" svg:width="18.04cm" svg:height="14.312cm" svg:x="4.312cm" svg:y="0.928cm">
          <draw:image xlink:href="Pictures/10000201000003BE000002F8E6BCD5B1AC59CF9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2" draw:text-style-name="P2" draw:layer="layout" svg:width="18.281cm" svg:height="15.197cm" svg:x="4.071cm" svg:y="0.297cm">
          <draw:image xlink:href="Pictures/100002010000037F000002E8620524AF9CD7E91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71cm" svg:y="6.261cm" presentation:class="title" presentation:user-transformed="true">
          <draw:text-box>
            <text:p>REVIEW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2" draw:text-style-name="P2" draw:layer="layout" svg:width="14.129cm" svg:height="12.674cm" svg:x="6.445cm" svg:y="1.296cm">
          <draw:image xlink:href="Pictures/1000020100000216000001DFE2EE29CE59E0C8F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71cm" svg:y="6.261cm" presentation:class="title" presentation:user-transformed="true">
          <draw:text-box>
            <text:p>USER PROFILE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2" draw:text-style-name="P2" draw:layer="layout" svg:width="16.45cm" svg:height="14.589cm" svg:x="5.14cm" svg:y="0.651cm">
          <draw:image xlink:href="Pictures/1000020100000359000002F81736E9E20814104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draw:style-name="gr2" draw:text-style-name="P2" draw:layer="layout" svg:width="21.83cm" svg:height="13.415cm" svg:x="3.062cm" svg:y="1.063cm">
          <draw:image xlink:href="Pictures/1000020100000339000001FB8895AF7D8928815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1T14:59:52.864000000</meta:creation-date>
    <dc:date>2020-12-01T15:18:05.092000000</dc:date>
    <meta:editing-duration>PT18M13S</meta:editing-duration>
    <meta:editing-cycles>1</meta:editing-cycles>
    <meta:generator>LibreOffice/6.4.4.2$Windows_X86_64 LibreOffice_project/3d775be2011f3886db32dfd395a6a6d1ca2630ff</meta:generator>
    <meta:document-statistic meta:object-count="66"/>
  </office:meta>
</office:document-meta>
</file>